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9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6" table:default-cell-style-name="ce54"/>
        <table:table-column table:style-name="co8" table:default-cell-style-name="ce54"/>
        <table:table-column table:style-name="co9" table:number-columns-repeated="55" table:default-cell-style-name="ce54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table:formula="of:=[.C17]-[.F17]" office:value-type="float" office:value="120" calcext:value-type="float">
            <text:p>120,00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8]-[.F18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9]-[.F1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0]-[.F2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2]-[.F2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3]-[.F2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4]-[.F24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5]-[.F2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1]-[.F3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2]-[.F3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3]-[.F3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4]-[.F3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style-name="Default"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4])" office:value-type="float" office:value="1870" calcext:value-type="float">
            <text:p>1.870,00</text:p>
          </table:table-cell>
          <table:table-cell table:style-name="ce97"/>
          <table:table-cell table:style-name="ce108" table:number-columns-repeated="55"/>
        </table:table-row>
        <table:table-row table:style-name="ro4">
          <table:table-cell table:style-name="ce4" office:value-type="string" calcext:value-type="string" table:number-columns-spanned="3" table:number-rows-spanned="1">
            <text:p>OBSERVAÇÕES</text:p>
          </table:table-cell>
          <table:covered-table-cell table:number-columns-repeated="2" table:style-name="Default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96"/>
          <table:table-cell table:style-name="ce99"/>
          <table:table-cell table:style-name="ce10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6"/>
          <table:table-cell table:style-name="ce17" office:value-type="string" calcext:value-type="string">
            <text:p>(obs. 2) 06/03 – R$ 13,00 (x3) = </text:p>
          </table:table-cell>
          <table:table-cell table:style-name="ce89" office:value-type="currency" office:currency="BRL" office:value="39" calcext:value-type="currency">
            <text:p>R$ 39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90" office:value-type="currency" office:currency="BRL" office:value="26" calcext:value-type="currency">
            <text:p>R$ 26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3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93"/>
          <table:table-cell table:style-name="ce101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8"/>
          <table:table-cell table:style-name="ce19" office:value-type="string" calcext:value-type="string">
            <text:p>TOTAL = </text:p>
          </table:table-cell>
          <table:table-cell table:style-name="ce29" table:formula="of:=SUM([.C38:.C40])" office:value-type="currency" office:currency="BRL" office:value="104" calcext:value-type="currency">
            <text:p>R$ 104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9"/>
          <table:table-cell table:style-name="ce20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9"/>
          <table:table-cell table:style-name="ce20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9"/>
          <table:table-cell table:style-name="ce20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9"/>
          <table:table-cell table:style-name="ce20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10"/>
          <table:table-cell table:style-name="ce21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7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32" table:formula="of:=SUM([.C46:.C47])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 table:number-rows-repeated="31979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</table:table-row>
        <table:table-row table:style-name="ro5" table:number-rows-repeated="101654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4">00/00/0000</text:date></text:span><text:span text:style-name="MT2"><text:s/>- </text:span><text:span text:style-name="MT2"><text:time style:data-style-name="N2" text:time-value="11:01:44.063232444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1:01:44.0734944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8-04T11:09:41.350440022</dc:date>
    <dc:language>pt-PT</dc:language>
    <meta:editing-cycles>437</meta:editing-cycles>
    <meta:editing-duration>PT13H15M46S</meta:editing-duration>
    <meta:print-date>2025-05-27T15:50:39.529745867</meta:print-date>
    <meta:document-statistic meta:table-count="1" meta:cell-count="271" meta:object-count="0"/>
    <meta:user-defined meta:name="Info 0"/>
    <meta:user-defined meta:name="Info 1"/>
    <meta:user-defined meta:name="Info 2"/>
    <meta:user-defined meta:name="Info 3"/>
  </office:meta>
</office:document-meta>
</file>